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178341728BEE1CF1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466cm, 7.494cm, 28.708cm, 3.636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1.2cm" svg:height="11.631cm" svg:x="0.2cm" svg:y="0.2cm">
          <draw:image xlink:href="Pictures/1000000000000BD000000FC0178341728BEE1CF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09-24T16:50:37.231736068</dc:date>
    <meta:editing-duration>PT2M51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